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4.486cm"/>
    </style:style>
    <style:style style:name="co12" style:family="table-column">
      <style:table-column-properties fo:break-before="auto" style:column-width="2.244cm"/>
    </style:style>
    <style:style style:name="co13" style:family="table-column">
      <style:table-column-properties fo:break-before="auto" style:column-width="8.013cm"/>
    </style:style>
    <style:style style:name="co14" style:family="table-column">
      <style:table-column-properties fo:break-before="auto" style:column-width="5.553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3.24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46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14" style:family="table" style:master-page-name="PageStyle_5f_Feb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style:style style:name="ta15" style:family="table" style:master-page-name="PageStyle_5f_März">
      <style:table-properties table:display="true" style:writing-mode="lr-tb"/>
    </style:style>
    <number:number-style style:name="N8001" number:language="de" number:country="CH">
      <number:number number:decimal-places="0" number:min-integer-digits="1"/>
    </number:number-style>
    <number:number-style style:name="N8002" number:language="de" number:country="CH">
      <number:number number:decimal-places="2" number:min-integer-digits="1"/>
    </number:number-style>
    <number:percentage-style style:name="N8010" number:language="de" number:country="CH">
      <number:number number:decimal-places="0" number:min-integer-digits="1"/>
      <number:text>%</number:text>
    </number:percentage-style>
    <number:text-style style:name="N8100" number:language="de" number:country="CH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8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10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8002">
      <style:table-cell-properties style:cell-protect="protected formula-hidden" style:print-content="true"/>
    </style:style>
    <style:style style:name="ce13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</style:style>
    <style:style style:name="ce32" style:family="table-cell" style:parent-style-name="Excel_20_Built-in_20_Normal" style:data-style-name="N8100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</style:style>
    <style:style style:name="ce3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6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09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7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80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0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1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8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0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1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22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Excel_20_Built-in_20_Normal">
      <style:table-cell-properties fo:background-color="#ffff99"/>
    </style:style>
    <style:style style:name="ce33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4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1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7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Normal" style:data-style-name="N8002">
      <style:table-cell-properties style:cell-protect="protected formula-hidden" style:print-content="true"/>
    </style:style>
    <style:style style:name="ce430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0" style:base-cell-address="Jan.A1"/>
    </style:style>
    <style:style style:name="ce43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7" style:base-cell-address="Jan.A1"/>
    </style:style>
    <style:style style:name="ce43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6" style:base-cell-address="Jan.A1"/>
    </style:style>
    <style:style style:name="ce4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4" style:base-cell-address="Jan.A1"/>
    </style:style>
    <style:style style:name="ce441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3" style:base-cell-address="Jan.A1"/>
    </style:style>
    <style:style style:name="ce4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2" style:base-cell-address="Jan.A1"/>
    </style:style>
    <style:style style:name="ce44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5" style:base-cell-address="Jan.A1"/>
    </style:style>
    <style:style style:name="ce44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9" style:base-cell-address="Jan.A1"/>
    </style:style>
    <style:style style:name="ce44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8" style:base-cell-address="Jan.A1"/>
    </style:style>
    <style:style style:name="ce4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7" style:base-cell-address="Jan.A1"/>
    </style:style>
    <style:style style:name="ce44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45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4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4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4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4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4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46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5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9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3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5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7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8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9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2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22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3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6" style:family="table-cell" style:parent-style-name="Excel_20_Built-in_20_Normal" style:data-style-name="N8113"/>
    <style:style style:name="ce237" style:family="table-cell" style:parent-style-name="Excel_20_Built-in_20_Normal">
      <style:table-cell-properties fo:border-bottom="none" style:diagonal-bl-tr="none" style:diagonal-tl-br="none" fo:border-left="0.035cm solid #000000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4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8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544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545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5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54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54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55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55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5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6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560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1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2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3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4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14" table:protected="true" table:print-ranges="Feb.A1:Feb.L47">
        <loext:table-protection loext:select-protected-cells="true" loext:select-unprotected-cells="true"/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297" office:value-type="string" calcext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98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390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429"/>
          <table:table-cell/>
          <table:table-cell table:style-name="ce432"/>
          <table:table-cell table:number-columns-repeated="1009"/>
        </table:table-row>
        <table:table-row table:style-name="ro1">
          <table:table-cell table:style-name="ce299"/>
          <table:table-cell table:style-name="ce329"/>
          <table:table-cell table:style-name="ce353" table:number-columns-repeated="4"/>
          <table:table-cell table:style-name="ce479"/>
          <table:table-cell table:style-name="ce329" table:number-columns-repeated="2"/>
          <table:table-cell table:style-name="ce484"/>
          <table:table-cell table:style-name="ce353"/>
          <table:table-cell table:style-name="ce489"/>
          <table:table-cell table:number-columns-repeated="1012"/>
        </table:table-row>
        <table:table-row table:style-name="ro3">
          <table:table-cell table:style-name="ce300" office:value-type="string" calcext:value-type="string">
            <text:p>Februar</text:p>
          </table:table-cell>
          <table:table-cell table:style-name="ce451"/>
          <table:table-cell table:style-name="ce468"/>
          <table:table-cell table:style-name="ce471" office:value-type="float" office:value="2019" calcext:value-type="float" table:number-columns-spanned="2" table:number-rows-spanned="1">
            <text:p>2019</text:p>
          </table:table-cell>
          <table:covered-table-cell table:style-name="ce474"/>
          <table:table-cell table:style-name="ce387" office:value-type="string" calcext:value-type="string" table:number-columns-spanned="3" table:number-rows-spanned="1">
            <text:p>Geschäftsstelle/IT</text:p>
          </table:table-cell>
          <table:covered-table-cell table:number-columns-repeated="2" table:style-name="ce392"/>
          <table:table-cell table:style-name="ce397"/>
          <table:table-cell table:style-name="ce404" office:value-type="string" calcext:value-type="string" table:number-columns-spanned="3" table:number-rows-spanned="1">
            <text:p>Michael Plüss</text:p>
          </table:table-cell>
          <table:covered-table-cell table:style-name="ce392"/>
          <table:covered-table-cell table:style-name="ce417"/>
          <table:table-cell table:number-columns-repeated="1012"/>
        </table:table-row>
        <table:table-row table:style-name="ro2" table:number-rows-repeated="2">
          <table:table-cell table:style-name="ce299"/>
          <table:table-cell table:style-name="ce329"/>
          <table:table-cell table:style-name="ce353" table:number-columns-repeated="5"/>
          <table:table-cell table:style-name="ce329" table:number-columns-repeated="2"/>
          <table:table-cell table:style-name="ce353" table:number-columns-repeated="2"/>
          <table:table-cell table:style-name="ce419"/>
          <table:table-cell table:number-columns-repeated="1012"/>
        </table:table-row>
        <table:table-row table:style-name="ro4">
          <table:table-cell table:style-name="ce301" office:value-type="string" calcext:value-type="string" table:number-columns-spanned="2" table:number-rows-spanned="1">
            <text:p>Tag</text:p>
          </table:table-cell>
          <table:covered-table-cell table:style-name="ce330"/>
          <table:table-cell table:style-name="ce354" office:value-type="string" calcext:value-type="string">
            <text:p>Anzahl</text:p>
            <text:p>geleisteter</text:p>
            <text:p>Stunden</text:p>
          </table:table-cell>
          <table:table-cell table:style-name="ce366" office:value-type="string" calcext:value-type="string">
            <text:p>Nachtdienst </text:p>
            <text:p>(nur geleistete Std.)</text:p>
            <text:p>20.00 - 23.00h</text:p>
          </table:table-cell>
          <table:table-cell table:style-name="ce378" office:value-type="string" calcext:value-type="string">
            <text:p>Zulage Fr.</text:p>
          </table:table-cell>
          <table:table-cell table:style-name="ce366" office:value-type="string" calcext:value-type="string">
            <text:p>Nachtbereitschaftsdienst </text:p>
            <text:p>(schlafen vort Ort)</text:p>
            <text:p>23.00 - 07.00h</text:p>
          </table:table-cell>
          <table:table-cell table:style-name="ce378" office:value-type="string" calcext:value-type="string">
            <text:p>Zulage Fr.</text:p>
          </table:table-cell>
          <table:table-cell table:style-name="ce393" office:value-type="string" calcext:value-type="string">
            <text:p>Samstags-, Sonn- und Feiertagszulage</text:p>
            <text:p>Fr, 00.00h - So, 00.00h</text:p>
          </table:table-cell>
          <table:table-cell table:style-name="ce398" office:value-type="string" calcext:value-type="string">
            <text:p>Zulage Fr.</text:p>
          </table:table-cell>
          <table:table-cell table:style-name="ce366" office:value-type="string" calcext:value-type="string">
            <text:p>Telefonischer PikettDienst</text:p>
          </table:table-cell>
          <table:table-cell table:style-name="ce409" office:value-type="string" calcext:value-type="string">
            <text:p>Zulage Fr. </text:p>
          </table:table-cell>
          <table:table-cell table:style-name="ce420" office:value-type="string" calcext:value-type="string">
            <text:p>Bemerkungen</text:p>
            <text:p><text:span text:style-name="T4">(Krankheit, Weiterbildung, </text:span></text:p>
            <text:p><text:span text:style-name="T5">angeordnete Überzeit, etc.)</text:span></text:p>
          </table:table-cell>
          <table:table-cell table:number-columns-repeated="1012"/>
        </table:table-row>
        <table:table-row table:style-name="ro5">
          <table:table-cell table:style-name="ce433" office:value-type="float" office:value="1" calcext:value-type="float">
            <text:p>1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4" office:value-type="float" office:value="2" calcext:value-type="float">
            <text:p>2</text:p>
          </table:table-cell>
          <table:table-cell table:style-name="ce453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1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1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1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1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5" office:value-type="float" office:value="3" calcext:value-type="float">
            <text:p>3</text:p>
          </table:table-cell>
          <table:table-cell table:style-name="ce454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6" office:value-type="float" office:value="4" calcext:value-type="float">
            <text:p>4</text:p>
          </table:table-cell>
          <table:table-cell table:style-name="ce455" office:value-type="string" calcext:value-type="string">
            <text:p>Mo.</text:p>
          </table:table-cell>
          <table:table-cell table:style-name="ce379" office:value-type="float" office:value="1.5" calcext:value-type="float">
            <text:p>1.50</text:p>
          </table:table-cell>
          <table:table-cell table:style-name="ce472"/>
          <table:table-cell table:style-name="ce379" table:formula="of:=[.D13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3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3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3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5" calcext:value-type="float">
            <text:p>5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.5" calcext:value-type="float">
            <text:p>2.50</text:p>
          </table:table-cell>
          <table:table-cell table:style-name="ce472"/>
          <table:table-cell table:style-name="ce379" table:formula="of:=[.D1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6" calcext:value-type="float">
            <text:p>6</text:p>
          </table:table-cell>
          <table:table-cell table:style-name="ce452" office:value-type="string" calcext:value-type="string">
            <text:p>Mi.</text:p>
          </table:table-cell>
          <table:table-cell table:style-name="ce379" office:value-type="float" office:value="3" calcext:value-type="float">
            <text:p>3.00</text:p>
          </table:table-cell>
          <table:table-cell table:style-name="ce368"/>
          <table:table-cell table:style-name="ce379" table:formula="of:=[.D15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5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5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5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7" calcext:value-type="float">
            <text:p>7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1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8" calcext:value-type="float">
            <text:p>8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8" office:value-type="float" office:value="9" calcext:value-type="float">
            <text:p>9</text:p>
          </table:table-cell>
          <table:table-cell table:style-name="ce456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8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8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8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8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9" office:value-type="float" office:value="10" calcext:value-type="float">
            <text:p>10</text:p>
          </table:table-cell>
          <table:table-cell table:style-name="ce457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9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9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9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9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0" office:value-type="float" office:value="11" calcext:value-type="float">
            <text:p>11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2" calcext:value-type="float">
            <text:p>12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3" calcext:value-type="float">
            <text:p>13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2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2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2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2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4" calcext:value-type="float">
            <text:p>14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23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3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3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3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5" calcext:value-type="float">
            <text:p>15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2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4]*[$'hinterlegte Dienstzulagen'.$B$8]" office:value-type="float" office:value="0" calcext:value-type="float">
            <text:p>0.00</text:p>
          </table:table-cell>
          <table:table-cell table:style-name="ce490"/>
          <table:table-cell table:style-name="ce430" table:number-columns-repeated="1012"/>
        </table:table-row>
        <table:table-row table:style-name="ro5">
          <table:table-cell table:style-name="ce441" office:value-type="float" office:value="16" calcext:value-type="float">
            <text:p>16</text:p>
          </table:table-cell>
          <table:table-cell table:style-name="ce458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25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5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5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5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2" office:value-type="float" office:value="17" calcext:value-type="float">
            <text:p>17</text:p>
          </table:table-cell>
          <table:table-cell table:style-name="ce459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26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6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6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6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3" office:value-type="float" office:value="18" calcext:value-type="float">
            <text:p>18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9" calcext:value-type="float">
            <text:p>19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8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8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8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0" calcext:value-type="float">
            <text:p>20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9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1" calcext:value-type="float">
            <text:p>21</text:p>
          </table:table-cell>
          <table:table-cell table:style-name="ce452" office:value-type="string" calcext:value-type="string">
            <text:p>Do.</text:p>
          </table:table-cell>
          <table:table-cell table:style-name="ce379" office:value-type="float" office:value="2.5" calcext:value-type="float">
            <text:p>2.50</text:p>
          </table:table-cell>
          <table:table-cell table:style-name="ce368"/>
          <table:table-cell table:style-name="ce379" table:formula="of:=[.D30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0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0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2" calcext:value-type="float">
            <text:p>22</text:p>
          </table:table-cell>
          <table:table-cell table:style-name="ce452" office:value-type="string" calcext:value-type="string">
            <text:p>Fr.</text:p>
          </table:table-cell>
          <table:table-cell table:style-name="ce379" office:value-type="float" office:value="1.25" calcext:value-type="float">
            <text:p>1.25</text:p>
          </table:table-cell>
          <table:table-cell table:style-name="ce472"/>
          <table:table-cell table:style-name="ce379" table:formula="of:=[.D3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44" office:value-type="float" office:value="23" calcext:value-type="float">
            <text:p>23</text:p>
          </table:table-cell>
          <table:table-cell table:style-name="ce460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3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5" office:value-type="float" office:value="24" calcext:value-type="float">
            <text:p>24</text:p>
          </table:table-cell>
          <table:table-cell table:style-name="ce461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33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3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3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3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7" office:value-type="float" office:value="25" calcext:value-type="float">
            <text:p>25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3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6" calcext:value-type="float">
            <text:p>26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" calcext:value-type="float">
            <text:p>2.00</text:p>
          </table:table-cell>
          <table:table-cell table:style-name="ce472"/>
          <table:table-cell table:style-name="ce379" table:formula="of:=[.D35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5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5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5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7" calcext:value-type="float">
            <text:p>27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3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28" calcext:value-type="float">
            <text:p>28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37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7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7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7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6"/>
          <table:table-cell table:style-name="ce462"/>
          <table:table-cell table:style-name="ce379"/>
          <table:table-cell table:style-name="ce368"/>
          <table:table-cell table:style-name="ce379" table:formula="of:=[.D38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8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8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2">
          <table:table-cell table:style-name="ce447"/>
          <table:table-cell table:style-name="ce463"/>
          <table:table-cell table:style-name="ce379"/>
          <table:table-cell table:style-name="ce368"/>
          <table:table-cell table:style-name="ce379" table:formula="of:=[.D3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9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379"/>
          <table:table-cell table:style-name="ce370"/>
          <table:table-cell table:style-name="ce379" table:formula="of:=[.D40]*[$'hinterlegte Dienstzulagen'.$B$5]" office:value-type="float" office:value="0" calcext:value-type="float">
            <text:p>0.00</text:p>
          </table:table-cell>
          <table:table-cell table:style-name="ce370"/>
          <table:table-cell table:style-name="ce379" table:formula="of:=[.F40]*[$'hinterlegte Dienstzulagen'.$B$6]" office:value-type="float" office:value="0" calcext:value-type="float">
            <text:p>0.00</text:p>
          </table:table-cell>
          <table:table-cell table:style-name="ce370"/>
          <table:table-cell table:style-name="ce379" table:formula="of:=[.H40]*[$'hinterlegte Dienstzulagen'.$B$7]" office:value-type="float" office:value="0" calcext:value-type="float">
            <text:p>0.00</text:p>
          </table:table-cell>
          <table:table-cell table:style-name="ce370"/>
          <table:table-cell table:style-name="ce411" table:formula="of:=[.J40]*[$'hinterlegte Dienstzulagen'.$B$8]" office:value-type="float" office:value="0" calcext:value-type="float">
            <text:p>0.00</text:p>
          </table:table-cell>
          <table:table-cell table:style-name="ce424"/>
          <table:table-cell table:number-columns-repeated="1012"/>
        </table:table-row>
        <table:table-row table:style-name="ro2">
          <table:table-cell table:style-name="ce318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style-name="ce358" table:formula="of:=SUM([.C10:.C40])" office:value-type="float" office:value="12.75" calcext:value-type="float">
            <text:p>12.75</text:p>
          </table:table-cell>
          <table:table-cell table:style-name="ce371" table:formula="of:=SUM([.D10:.D38])" office:value-type="float" office:value="0" calcext:value-type="float">
            <text:p>0.00</text:p>
          </table:table-cell>
          <table:table-cell table:style-name="ce380" table:formula="of:=SUM([.E10:.E38])" office:value-type="float" office:value="0" calcext:value-type="float">
            <text:p>0.00</text:p>
          </table:table-cell>
          <table:table-cell table:style-name="ce371" table:formula="of:=SUM([.F10:.F38])" office:value-type="float" office:value="0" calcext:value-type="float">
            <text:p>0.00</text:p>
          </table:table-cell>
          <table:table-cell table:style-name="ce380" table:formula="of:=SUM([.G10:.G40])" office:value-type="float" office:value="0" calcext:value-type="float">
            <text:p>0.00</text:p>
          </table:table-cell>
          <table:table-cell table:style-name="ce371" table:formula="of:=SUM([.H10:.H38])" office:value-type="float" office:value="0" calcext:value-type="float">
            <text:p>0.00</text:p>
          </table:table-cell>
          <table:table-cell table:style-name="ce380" table:formula="of:=SUM([.I10:.I40])" office:value-type="float" office:value="0" calcext:value-type="float">
            <text:p>0.00</text:p>
          </table:table-cell>
          <table:table-cell table:style-name="ce371" table:formula="of:=SUM([.J10:.J38])" office:value-type="float" office:value="0" calcext:value-type="float">
            <text:p>0.00</text:p>
          </table:table-cell>
          <table:table-cell table:style-name="ce412" table:formula="of:=SUM([.K10:.K40])" office:value-type="float" office:value="0" calcext:value-type="float">
            <text:p>0.00</text:p>
          </table:table-cell>
          <table:table-cell table:style-name="ce341"/>
          <table:table-cell table:style-name="ce431" table:number-columns-repeated="1012"/>
        </table:table-row>
        <table:table-row table:style-name="ro2">
          <table:table-cell table:style-name="ce319" table:number-columns-spanned="2" table:number-rows-spanned="1"/>
          <table:covered-table-cell table:style-name="ce342"/>
          <table:table-cell table:style-name="ce359"/>
          <table:table-cell table:style-name="ce372"/>
          <table:table-cell table:style-name="ce381"/>
          <table:table-cell table:style-name="ce372"/>
          <table:table-cell table:style-name="ce381"/>
          <table:table-cell table:style-name="ce394"/>
          <table:table-cell table:style-name="ce399"/>
          <table:table-cell table:style-name="ce405"/>
          <table:table-cell table:style-name="ce413"/>
          <table:table-cell table:style-name="ce342"/>
          <table:table-cell table:number-columns-repeated="1012"/>
        </table:table-row>
        <table:table-row table:style-name="ro2">
          <table:table-cell table:style-name="ce320"/>
          <table:table-cell table:style-name="ce343"/>
          <table:table-cell table:style-name="ce360"/>
          <table:table-cell table:style-name="ce373"/>
          <table:table-cell table:style-name="ce382" table:number-columns-repeated="3"/>
          <table:table-cell table:style-name="ce395"/>
          <table:table-cell table:style-name="ce373"/>
          <table:table-cell table:style-name="ce406" table:number-columns-repeated="2"/>
          <table:table-cell table:style-name="ce425"/>
          <table:table-cell table:number-columns-repeated="1012"/>
        </table:table-row>
        <table:table-row table:style-name="ro2">
          <table:table-cell table:style-name="ce321" office:value-type="string" calcext:value-type="string">
            <text:p>Auszahlung Std.lohn</text:p>
          </table:table-cell>
          <table:table-cell table:style-name="ce344"/>
          <table:table-cell table:style-name="ce361"/>
          <table:table-cell table:style-name="ce374" table:formula="of:=[.C41]*40" office:value-type="float" office:value="510" calcext:value-type="float" table:number-columns-spanned="2" table:number-rows-spanned="1">
            <text:p>CHF 510.00</text:p>
          </table:table-cell>
          <table:covered-table-cell table:style-name="ce383"/>
          <table:table-cell table:style-name="ce362" table:number-columns-repeated="2"/>
          <table:table-cell table:style-name="ce345"/>
          <table:table-cell table:style-name="ce373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2" office:value-type="string" calcext:value-type="string">
            <text:p>Unterschrift:</text:p>
          </table:table-cell>
          <table:table-cell table:style-name="ce345"/>
          <table:table-cell table:style-name="ce362"/>
          <table:table-cell table:style-name="ce375" table:number-columns-spanned="2" table:number-rows-spanned="1"/>
          <table:covered-table-cell table:style-name="ce384"/>
          <table:table-cell table:style-name="ce362"/>
          <table:table-cell table:style-name="ce362" office:value-type="string" calcext:value-type="string">
            <text:p>Datum:</text:p>
          </table:table-cell>
          <table:table-cell table:style-name="ce345" table:number-columns-repeated="2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3"/>
          <table:table-cell table:style-name="ce346" table:number-columns-repeated="10"/>
          <table:table-cell table:style-name="ce427"/>
          <table:table-cell table:number-columns-repeated="1012"/>
        </table:table-row>
        <table:table-row table:style-name="ro2">
          <table:table-cell table:style-name="ce324"/>
          <table:table-cell table:style-name="ce347" table:number-columns-repeated="10"/>
          <table:table-cell table:style-name="ce42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  <calcext:conditional-formats>
          <calcext:conditional-format calcext:target-range-address="Feb.A10:Feb.A11">
            <calcext:condition calcext:apply-style-name="ConditionalStyle_69" calcext:value="formula-is(OR(#REF!=1,#REF!=7))" calcext:base-cell-address="Jan.A1"/>
          </calcext:conditional-format>
          <calcext:conditional-format calcext:target-range-address="Feb.A12:Feb.A13">
            <calcext:condition calcext:apply-style-name="ConditionalStyle_62" calcext:value="formula-is(OR($B#REF!=1;$B#REF!=7))" calcext:base-cell-address="Jan.A1"/>
          </calcext:conditional-format>
          <calcext:conditional-format calcext:target-range-address="Feb.A14:Feb.A17 Feb.A21:Feb.A24 Feb.A28:Feb.A31 Feb.A34:Feb.A37">
            <calcext:condition calcext:apply-style-name="ConditionalStyle_70" calcext:value="formula-is(OR($B#REF!=1;$B#REF!=7))" calcext:base-cell-address="Jan.A1"/>
          </calcext:conditional-format>
          <calcext:conditional-format calcext:target-range-address="Feb.A18:Feb.A18">
            <calcext:condition calcext:apply-style-name="ConditionalStyle_57" calcext:value="formula-is(OR(#REF!=1,#REF!=7))" calcext:base-cell-address="Jan.A1"/>
          </calcext:conditional-format>
          <calcext:conditional-format calcext:target-range-address="Feb.A19:Feb.A19">
            <calcext:condition calcext:apply-style-name="ConditionalStyle_56" calcext:value="formula-is(OR($B#REF!=1;$B#REF!=7))" calcext:base-cell-address="Jan.A1"/>
          </calcext:conditional-format>
          <calcext:conditional-format calcext:target-range-address="Feb.A20:Feb.A20">
            <calcext:condition calcext:apply-style-name="ConditionalStyle_64" calcext:value="formula-is(OR($B#REF!=1;$B#REF!=7))" calcext:base-cell-address="Jan.A1"/>
          </calcext:conditional-format>
          <calcext:conditional-format calcext:target-range-address="Feb.A25:Feb.A25">
            <calcext:condition calcext:apply-style-name="ConditionalStyle_53" calcext:value="formula-is(OR(#REF!=1,#REF!=7))" calcext:base-cell-address="Jan.A1"/>
          </calcext:conditional-format>
          <calcext:conditional-format calcext:target-range-address="Feb.A26:Feb.A26">
            <calcext:condition calcext:apply-style-name="ConditionalStyle_52" calcext:value="formula-is(OR($B#REF!=1;$B#REF!=7))" calcext:base-cell-address="Jan.A1"/>
          </calcext:conditional-format>
          <calcext:conditional-format calcext:target-range-address="Feb.A27:Feb.A27">
            <calcext:condition calcext:apply-style-name="ConditionalStyle_65" calcext:value="formula-is(OR($B#REF!=1;$B#REF!=7))" calcext:base-cell-address="Jan.A1"/>
          </calcext:conditional-format>
          <calcext:conditional-format calcext:target-range-address="Feb.A32:Feb.A32">
            <calcext:condition calcext:apply-style-name="ConditionalStyle_49" calcext:value="formula-is(OR(#REF!=1,#REF!=7))" calcext:base-cell-address="Jan.A1"/>
          </calcext:conditional-format>
          <calcext:conditional-format calcext:target-range-address="Feb.A33:Feb.A33">
            <calcext:condition calcext:apply-style-name="ConditionalStyle_48" calcext:value="formula-is(OR($B#REF!=1;$B#REF!=7))" calcext:base-cell-address="Jan.A1"/>
          </calcext:conditional-format>
          <calcext:conditional-format calcext:target-range-address="Feb.A38:Feb.A38">
            <calcext:condition calcext:apply-style-name="ConditionalStyle_67" calcext:value="formula-is(OR($B#REF!=1;$B#REF!=7))" calcext:base-cell-address="Jan.A1"/>
          </calcext:conditional-format>
          <calcext:conditional-format calcext:target-range-address="Feb.B10:Feb.B11 Feb.B14:Feb.B17 Feb.B21:Feb.B24 Feb.B28:Feb.B31 Feb.B35:Feb.B37">
            <calcext:condition calcext:apply-style-name="ConditionalStyle_60" calcext:value="formula-is(OR($B#REF!=1;$B#REF!=7))" calcext:base-cell-address="Jan.A1"/>
          </calcext:conditional-format>
          <calcext:conditional-format calcext:target-range-address="Feb.B12:Feb.B13 Feb.B20:Feb.B20 Feb.B27:Feb.B27 Feb.B34:Feb.B34">
            <calcext:condition calcext:apply-style-name="ConditionalStyle_59" calcext:value="formula-is(OR($b#REF!=1;$b#REF!=7))" calcext:base-cell-address="Jan.A1"/>
            <calcext:condition calcext:apply-style-name="ConditionalStyle_58" calcext:value="formula-is(OR($B#REF!=1;$B#REF!=7))" calcext:base-cell-address="Jan.A1"/>
          </calcext:conditional-format>
          <calcext:conditional-format calcext:target-range-address="Feb.B18:Feb.B18">
            <calcext:condition calcext:apply-style-name="ConditionalStyle_71" calcext:value="formula-is(OR([.$B1]=1;[.$B1]=7))" calcext:base-cell-address="Jan.A1"/>
          </calcext:conditional-format>
          <calcext:conditional-format calcext:target-range-address="Feb.B19:Feb.B19">
            <calcext:condition calcext:apply-style-name="ConditionalStyle_55" calcext:value="formula-is(OR([.$B1]=1;[.$B1]=7))" calcext:base-cell-address="Jan.A1"/>
            <calcext:condition calcext:apply-style-name="ConditionalStyle_54" calcext:value="formula-is(OR([.$B1]=1;[.$B1]=7))" calcext:base-cell-address="Jan.A1"/>
          </calcext:conditional-format>
          <calcext:conditional-format calcext:target-range-address="Feb.B25:Feb.B25">
            <calcext:condition calcext:apply-style-name="ConditionalStyle_51" calcext:value="formula-is(OR([.$B1]=1;[.$B1]=7))" calcext:base-cell-address="Jan.A1"/>
          </calcext:conditional-format>
          <calcext:conditional-format calcext:target-range-address="Feb.B26:Feb.B26">
            <calcext:condition calcext:apply-style-name="ConditionalStyle_66" calcext:value="formula-is(OR([.$B1]=1;[.$B1]=7))" calcext:base-cell-address="Jan.A1"/>
            <calcext:condition calcext:apply-style-name="ConditionalStyle_50" calcext:value="formula-is(OR([.$B1]=1;[.$B1]=7))" calcext:base-cell-address="Jan.A1"/>
          </calcext:conditional-format>
          <calcext:conditional-format calcext:target-range-address="Feb.B32:Feb.B32">
            <calcext:condition calcext:apply-style-name="ConditionalStyle_63" calcext:value="formula-is(OR([.$B1]=1;[.$B1]=7))" calcext:base-cell-address="Jan.A1"/>
          </calcext:conditional-format>
          <calcext:conditional-format calcext:target-range-address="Feb.B33:Feb.B33">
            <calcext:condition calcext:apply-style-name="ConditionalStyle_61" calcext:value="formula-is(OR([.$B1]=1;[.$B1]=7))" calcext:base-cell-address="Jan.A1"/>
            <calcext:condition calcext:apply-style-name="ConditionalStyle_47" calcext:value="formula-is(OR([.$B1]=1;[.$B1]=7))" calcext:base-cell-address="Jan.A1"/>
          </calcext:conditional-format>
          <calcext:conditional-format calcext:target-range-address="Feb.B38:Feb.B38">
            <calcext:condition calcext:apply-style-name="ConditionalStyle_68" calcext:value="formula-is(OR([.$B1]=1;[.$B1]=7))" calcext:base-cell-address="Jan.A1"/>
          </calcext:conditional-format>
        </calcext:conditional-formats>
      </table:table>
      <table:table table:name="März" table:style-name="ta15" table:protected="true" table:print-ranges="März.A1:März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539" office:value-type="float" office:value="1">
            <text:p>1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0" office:value-type="float" office:value="2">
            <text:p>2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0" office:value-type="float" office:value="3">
            <text:p>3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1" office:value-type="float" office:value="4">
            <text:p>4</text:p>
          </table:table-cell>
          <table:table-cell table:style-name="ce554" office:value-type="string">
            <text:p>Mo.</text:p>
          </table:table-cell>
          <table:table-cell table:style-name="ce83" office:value-type="float" office:value="1.5">
            <text:p>1.5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5">
            <text:p>5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6">
            <text:p>6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7">
            <text:p>7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16]*[$'hinterlegte Dienstzulagen'.$B$5]" office:value-type="float" office:value="0">
            <text:p>0.00</text:p>
          </table:table-cell>
          <table:table-cell table:style-name="ce472"/>
          <table:table-cell table:style-name="ce83" table:formula="of:=[.F16]*[$'hinterlegte Dienstzulagen'.$B$6]" office:value-type="float" office:value="0">
            <text:p>0.00</text:p>
          </table:table-cell>
          <table:table-cell table:style-name="ce472"/>
          <table:table-cell table:style-name="ce83" table:formula="of:=[.H16]*[$'hinterlegte Dienstzulagen'.$B$7]" office:value-type="float" office:value="0">
            <text:p>0.00</text:p>
          </table:table-cell>
          <table:table-cell table:style-name="ce472"/>
          <table:table-cell table:style-name="ce115" table:formula="of:=[.J1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8">
            <text:p>8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9">
            <text:p>9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3" office:value-type="float" office:value="10">
            <text:p>10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4" office:value-type="float" office:value="11">
            <text:p>11</text:p>
          </table:table-cell>
          <table:table-cell table:style-name="ce555" office:value-type="string">
            <text:p>Mo.</text:p>
          </table:table-cell>
          <table:table-cell table:style-name="ce560" office:value-type="float" office:value="1.5">
            <text:p>1.50</text:p>
          </table:table-cell>
          <table:table-cell table:style-name="ce561"/>
          <table:table-cell table:style-name="ce560" table:formula="of:=[.D20]*[$'hinterlegte Dienstzulagen'.$B$5]" office:value-type="float" office:value="0">
            <text:p>0.00</text:p>
          </table:table-cell>
          <table:table-cell table:style-name="ce561"/>
          <table:table-cell table:style-name="ce560" table:formula="of:=[.F20]*[$'hinterlegte Dienstzulagen'.$B$6]" office:value-type="float" office:value="0">
            <text:p>0.00</text:p>
          </table:table-cell>
          <table:table-cell table:style-name="ce561"/>
          <table:table-cell table:style-name="ce560" table:formula="of:=[.H20]*[$'hinterlegte Dienstzulagen'.$B$7]" office:value-type="float" office:value="0">
            <text:p>0.00</text:p>
          </table:table-cell>
          <table:table-cell table:style-name="ce561"/>
          <table:table-cell table:style-name="ce563" table:formula="of:=[.J20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2">
            <text:p>12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5" office:value-type="float" office:value="13">
            <text:p>13</text:p>
          </table:table-cell>
          <table:table-cell table:style-name="ce556" office:value-type="string">
            <text:p>Mi.</text:p>
          </table:table-cell>
          <table:table-cell table:style-name="ce560" office:value-type="float" office:value="2">
            <text:p>2.00</text:p>
          </table:table-cell>
          <table:table-cell table:style-name="ce562"/>
          <table:table-cell table:style-name="ce560" table:formula="of:=[.D22]*[$'hinterlegte Dienstzulagen'.$B$5]" office:value-type="float" office:value="0">
            <text:p>0.00</text:p>
          </table:table-cell>
          <table:table-cell table:style-name="ce562"/>
          <table:table-cell table:style-name="ce560" table:formula="of:=[.F22]*[$'hinterlegte Dienstzulagen'.$B$6]" office:value-type="float" office:value="0">
            <text:p>0.00</text:p>
          </table:table-cell>
          <table:table-cell table:style-name="ce562"/>
          <table:table-cell table:style-name="ce560" table:formula="of:=[.H22]*[$'hinterlegte Dienstzulagen'.$B$7]" office:value-type="float" office:value="0">
            <text:p>0.00</text:p>
          </table:table-cell>
          <table:table-cell table:style-name="ce562"/>
          <table:table-cell table:style-name="ce563" table:formula="of:=[.J22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4">
            <text:p>14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23]*[$'hinterlegte Dienstzulagen'.$B$5]" office:value-type="float" office:value="0">
            <text:p>0.00</text:p>
          </table:table-cell>
          <table:table-cell table:style-name="ce472"/>
          <table:table-cell table:style-name="ce83" table:formula="of:=[.F23]*[$'hinterlegte Dienstzulagen'.$B$6]" office:value-type="float" office:value="0">
            <text:p>0.00</text:p>
          </table:table-cell>
          <table:table-cell table:style-name="ce472"/>
          <table:table-cell table:style-name="ce83" table:formula="of:=[.H23]*[$'hinterlegte Dienstzulagen'.$B$7]" office:value-type="float" office:value="0">
            <text:p>0.00</text:p>
          </table:table-cell>
          <table:table-cell table:style-name="ce472"/>
          <table:table-cell table:style-name="ce115" table:formula="of:=[.J2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5">
            <text:p>15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16">
            <text:p>16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6" office:value-type="float" office:value="17">
            <text:p>17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7" office:value-type="float" office:value="18">
            <text:p>18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9">
            <text:p>19</text:p>
          </table:table-cell>
          <table:table-cell table:style-name="ce551" office:value-type="string">
            <text:p>Di.</text:p>
          </table:table-cell>
          <table:table-cell table:style-name="ce83" office:value-type="float" office:value="3.25">
            <text:p>3.25</text:p>
          </table:table-cell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0">
            <text:p>20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1">
            <text:p>21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0]*[$'hinterlegte Dienstzulagen'.$B$5]" office:value-type="float" office:value="0">
            <text:p>0.00</text:p>
          </table:table-cell>
          <table:table-cell table:style-name="ce472"/>
          <table:table-cell table:style-name="ce83" table:formula="of:=[.F30]*[$'hinterlegte Dienstzulagen'.$B$6]" office:value-type="float" office:value="0">
            <text:p>0.00</text:p>
          </table:table-cell>
          <table:table-cell table:style-name="ce472"/>
          <table:table-cell table:style-name="ce83" table:formula="of:=[.H30]*[$'hinterlegte Dienstzulagen'.$B$7]" office:value-type="float" office:value="0">
            <text:p>0.00</text:p>
          </table:table-cell>
          <table:table-cell table:style-name="ce472"/>
          <table:table-cell table:style-name="ce115" table:formula="of:=[.J3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2">
            <text:p>22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31]*[$'hinterlegte Dienstzulagen'.$B$5]" office:value-type="float" office:value="0">
            <text:p>0.00</text:p>
          </table:table-cell>
          <table:table-cell table:style-name="ce472"/>
          <table:table-cell table:style-name="ce83" table:formula="of:=[.F31]*[$'hinterlegte Dienstzulagen'.$B$6]" office:value-type="float" office:value="0">
            <text:p>0.00</text:p>
          </table:table-cell>
          <table:table-cell table:style-name="ce472"/>
          <table:table-cell table:style-name="ce83" table:formula="of:=[.H31]*[$'hinterlegte Dienstzulagen'.$B$7]" office:value-type="float" office:value="0">
            <text:p>0.00</text:p>
          </table:table-cell>
          <table:table-cell table:style-name="ce472"/>
          <table:table-cell table:style-name="ce115" table:formula="of:=[.J3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23">
            <text:p>23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8" office:value-type="float" office:value="24">
            <text:p>24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9" office:value-type="float" office:value="25">
            <text:p>25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6">
            <text:p>26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7">
            <text:p>27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8">
            <text:p>28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7]*[$'hinterlegte Dienstzulagen'.$B$5]" office:value-type="float" office:value="0">
            <text:p>0.00</text:p>
          </table:table-cell>
          <table:table-cell table:style-name="ce472"/>
          <table:table-cell table:style-name="ce83" table:formula="of:=[.F37]*[$'hinterlegte Dienstzulagen'.$B$6]" office:value-type="float" office:value="0">
            <text:p>0.00</text:p>
          </table:table-cell>
          <table:table-cell table:style-name="ce472"/>
          <table:table-cell table:style-name="ce83" table:formula="of:=[.H37]*[$'hinterlegte Dienstzulagen'.$B$7]" office:value-type="float" office:value="0">
            <text:p>0.00</text:p>
          </table:table-cell>
          <table:table-cell table:style-name="ce472"/>
          <table:table-cell table:style-name="ce115" table:formula="of:=[.J37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541" office:value-type="float" office:value="29">
            <text:p>29</text:p>
          </table:table-cell>
          <table:table-cell table:style-name="ce557" office:value-type="string">
            <text:p>Fr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30">
            <text:p>30</text:p>
          </table:table-cell>
          <table:table-cell table:style-name="ce558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50" office:value-type="float" office:value="31">
            <text:p>31</text:p>
          </table:table-cell>
          <table:table-cell table:style-name="ce559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8.25">
            <text:p>8.25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330" table:number-columns-spanned="2" table:number-rows-spanned="1">
            <text:p>CHF 33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4" table:protected="true" table:print-ranges="April.A1:April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2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2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2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2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2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29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2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152"/>
          <table:table-cell table:style-name="ce168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5" table:protected="true" table:print-ranges="Mai.A1:Ma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23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6" table:protected="true" table:print-ranges="Juni.A1:Jun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3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3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3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number:number-style style:name="N111">
      <number:text>CHF </number:text>
      <number:number number:decimal-places="2" number:min-integer-digits="1" number:grouping="true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2cm" fo:margin-right="1.499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.04.2019</text:date>, <text:time>12:4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2:48:41.82</dc:date>
    <meta:generator>OpenOffice/4.1.5$Win32 OpenOffice.org_project/415m1$Build-9789</meta:generator>
    <meta:editing-duration>PT4M</meta:editing-duration>
    <meta:editing-cycles>2</meta:editing-cycles>
    <dc:creator>Michael Plüss</dc:creator>
    <meta:document-statistic meta:table-count="13" meta:cell-count="4259" meta:object-count="0"/>
  </office:meta>
</office:document-meta>
</file>